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fo:font-style="italic"/>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fo:font-style="italic"/>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fo:font-style="italic"/>
    </style:style>
    <style:style style:name="T37" style:family="text">
      <style:text-properties fo:font-size="11.00pt" fo:font-weight="normal" fo:font-family="Calibri" style:font-family-asian="Calibri" style:font-family-complex="Calibri" fo:background-color="transparent" style:use-window-font-color="true" fo:font-style="italic"/>
    </style:style>
    <style:style style:name="T38" style:family="text">
      <style:text-properties fo:font-size="11.00pt" fo:font-weight="bold" fo:font-family="Calibri" style:font-family-asian="Calibri" style:font-family-complex="Calibri" fo:background-color="transparent" style:use-window-font-color="true" fo:font-style="itali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00.00%" fo:text-align="lef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fo:margin-left="18.00pt" fo:text-indent="0.00p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100.00%" fo:text-align="left"/>
    </style:style>
  </office:automatic-styles>
  <office:body>
    <office:text>
      <text:p text:style-name="P1"><text:span text:style-name="T1">Creación de un reserver.</text:span></text:p>
      <text:p text:style-name="P2"><text:span text:style-name="T2">Temas de la sección: </text:span></text:p>
      <text:p text:style-name="P2"><text:span text:style-name="T3"/></text:p>
      <text:list text:style-name="L3">
        <text:list-item>
          <text:p text:style-name="P3"><text:span text:style-name="T4">Instalación y pruebas con MongoDB:<text:s/></text:span><text:a xlink:href="https://www.mongodb.com/try/download/community"><text:span text:style-name="T5">https://www.mongodb.com/try/download/community</text:span></text:a><text:span text:style-name="T6"/></text:p>
        </text:list-item>
        <text:list-item>
          <text:p text:style-name="P3"><text:span text:style-name="T7">Peticiones HTTP</text:span></text:p>
        </text:list-item>
        <text:list-item>
          <text:p text:style-name="P4"><text:span text:style-name="T7">Get</text:span></text:p>
        </text:list-item>
        <text:list-item>
          <text:p text:style-name="P4"><text:span text:style-name="T7">Put</text:span></text:p>
        </text:list-item>
        <text:list-item>
          <text:p text:style-name="P4"><text:span text:style-name="T7">Post</text:span></text:p>
        </text:list-item>
        <text:list-item>
          <text:p text:style-name="P4"><text:span text:style-name="T7">Delete</text:span></text:p>
        </text:list-item>
        <text:list-item>
          <text:p text:style-name="P5"><text:span text:style-name="T7">Aprender sobre códigos de error HTTP</text:span></text:p>
        </text:list-item>
        <text:list-item>
          <text:p text:style-name="P5"><text:span text:style-name="T7">Códigos de error en Express</text:span></text:p>
        </text:list-item>
        <text:list-item>
          <text:p text:style-name="P5"><text:span text:style-name="T7">Archivos para la configuración global</text:span></text:p>
        </text:list-item>
        <text:list-item>
          <text:p text:style-name="P5"><text:span text:style-name="T7">Tips importantes en Postman</text:span></text:p>
        </text:list-item>
      </text:list>
      <text:p text:style-name="P6"><text:span text:style-name="T8"/></text:p>
      <text:p text:style-name="P6"><text:span text:style-name="T9">MongoDB</text:span><text:span text:style-name="T10"/></text:p>
      <text:p text:style-name="P6"><text:span text:style-name="T11"/></text:p>
      <text:p text:style-name="P6"><text:span text:style-name="T12">Base de datos no relacional que se integra muy bien con node, usando x librería.</text:span></text:p>
      <text:p text:style-name="P6"><text:span text:style-name="T12"/></text:p>
      <text:p text:style-name="P6"><text:span text:style-name="T12">Se debe descargar y seguir los paso de instalacion, donde dice: manual - instalación.<text:s/></text:span><text:a xlink:href="https://docs.mongodb.com/manual/tutorial/install-mongodb-on-windows/"><text:span text:style-name="T13">https://docs.mongodb.com/manual/tutorial/install-mongodb-on-windows/</text:span></text:a><text:span text:style-name="T14"/></text:p>
      <text:p text:style-name="P6"><text:span text:style-name="T14"/></text:p>
      <text:p text:style-name="P6"><text:span text:style-name="T14">1.-crea una caperta data/db (El nombre puede variar) donde irá la base de datos.</text:span></text:p>
      <text:p text:style-name="P6"><text:span text:style-name="T14">From the Command Interpreter, create the data directories:</text:span></text:p>
      <text:p text:style-name="P6"><text:span text:style-name="T14">cd C:\</text:span></text:p>
      <text:p text:style-name="P6"><text:span text:style-name="T14">md "\data\db</text:span></text:p>
      <text:p text:style-name="P6"><text:span text:style-name="T14"/></text:p>
      <text:p text:style-name="P6"><text:span text:style-name="T14">2.- t your MongoDB database.</text:span></text:p>
      <text:p text:style-name="P6"><text:span text:style-name="T14">To start MongoDB, run mongod.exe.</text:span></text:p>
      <text:p text:style-name="P6"><text:span text:style-name="T14"/></text:p>
      <text:p text:style-name="P6"><text:span text:style-name="T14">"C:\Program Files\MongoDB\Server\4.4\bin\mongod.exe" --dbpath="c:\data\db"</text:span><text:span text:style-name="T15"/></text:p>
      <text:p text:style-name="P7"><text:span text:style-name="T16"/></text:p>
      <text:p text:style-name="P8"><text:span text:style-name="T17">If the MongoDB database server is running correctly, the Command Interpreter displays:</text:span></text:p>
      <text:p text:style-name="P8"><text:span text:style-name="T17">[initandlisten] waiting for connections</text:span></text:p>
      <text:p text:style-name="P8"><text:span text:style-name="T17"/></text:p>
      <text:p text:style-name="P9"><text:span text:style-name="T18">Robo 3t</text:span></text:p>
      <text:p text:style-name="P10"><text:span text:style-name="T19"/></text:p>
      <text:p text:style-name="P10"><text:span text:style-name="T20">Manejador de la base de datos que permite manejar de forma visual, es alterno a mongo compass que el por default. ara crear una conexión debemos correr la base de datos con mongod.exe (En su ubicación). Al inicar el Rbo3t creamos una nueva conexión </text:span></text:p>
      <text:p text:style-name="P10"><draw:frame text:anchor-type="as-char" svg:width="152.40mm" svg:height="85.73mm" style:rel-width="scale" style:rel-height="scale"><draw:object-ole xlink:href="OleObj1"/><draw:image xlink:href="ObjectReplacements/OleObj1"/></draw:frame><text:span text:style-name="T20"/></text:p>
      <text:p text:style-name="P10"><text:span text:style-name="T20"/></text:p>
      <text:p text:style-name="P10"><text:span text:style-name="T20">Lo demás lo dejamos por defecto. el puerto se puede verificar cuando se levanta el servidor en el cmd proporciona le puerto.</text:span></text:p>
      <text:p text:style-name="P10"><text:span text:style-name="T20"/></text:p>
      <text:p text:style-name="P10"><text:span text:style-name="T20">Después de darle en save, creamos una base de datos, (click derecho), En la carpeta colección creamos una nueva colección (Las colecciones son como las tablas en BD relacionales). Sobre la colección, click derecho y insert documento, y en el se pueden crear datos en formato </text:span></text:p>
      <text:p text:style-name="P10"><text:span text:style-name="T21"/></text:p>
      <text:p text:style-name="P10"><text:span text:style-name="T21">JSON, { </text:span></text:p>
      <text:p text:style-name="P10"><text:span text:style-name="T21">"nombre":"Rusel"</text:span></text:p>
      <text:p text:style-name="P10"><text:span text:style-name="T21">}</text:span></text:p>
      <text:p text:style-name="P10"><text:span text:style-name="T21"/></text:p>
      <text:p text:style-name="P10"><text:span text:style-name="T22">Además automaticamente agregará en el registro un id.</text:span></text:p>
      <text:p text:style-name="P10"><text:span text:style-name="T23"/></text:p>
      <text:p text:style-name="P11"><text:span text:style-name="T23">Creando el RestServer </text:span></text:p>
      <text:p text:style-name="P12"><text:span text:style-name="T23"/></text:p>
      <text:p text:style-name="P12"><text:span text:style-name="T24">Creamos el directorio y ejecutamos el:</text:span><text:span text:style-name="T25"><text:s/>npm init</text:span></text:p>
      <text:p text:style-name="P12"><text:span text:style-name="T26"/></text:p>
      <text:p text:style-name="P12"><text:span text:style-name="T26">Instamos express</text:span><text:span text:style-name="T27"><text:s/>(Será el servidor a utilizar):<text:s/></text:span><text:a xlink:href="https://www.npmjs.com/package/express"><text:span text:style-name="T28">https://www.npmjs.com/package/express</text:span></text:a><text:span text:style-name="T29"/></text:p>
      <text:p text:style-name="P12"><text:span text:style-name="T29">hacemos la instalción en la terminal: npm i express --save (recuerda --save indica que el archivo json lo guarde como dependencía)</text:span></text:p>
      <text:p text:style-name="P12"><text:span text:style-name="T29"/></text:p>
      <text:p text:style-name="P12"><text:span text:style-name="T29">configuramos express, recuerda: paquete que nos permite renderizar desde el servidor, por lo que tambien podemos renderizar paginas y varibales, helpers, etc.</text:span></text:p>
      <text:p text:style-name="P12"><text:span text:style-name="T29"/></text:p>
      <text:p text:style-name="P12"><text:span text:style-name="T30">const express = require('express')</text:span></text:p>
      <text:p text:style-name="P12"><text:span text:style-name="T30">const app = express()</text:span></text:p>
      <text:p text:style-name="P12"><text:span text:style-name="T30"><text:s/></text:span></text:p>
      <text:p text:style-name="P12"><text:span text:style-name="T30">app.get('/', function (req, res) {<text:s text:c="2"/></text:span><text:span text:style-name="T31">//req contiene la url de la petición, res -&gt; será la respuesta a <text:tab/><text:tab/><text:tab/><text:tab/><text:tab/><text:tab/>//proporcionar</text:span><text:span text:style-name="T32"/></text:p>
      <text:p text:style-name="P12"><text:span text:style-name="T32"><text:s text:c="2"/>res.send('Hello World')<text:s text:c="3"/></text:span><text:span text:style-name="T33">//Esto lo manda el texto en formato html, si lo queremos en <text:tab/><text:tab/><text:tab/><text:tab/><text:s text:c="3"/>//formato json, hacemos res.json("hello word"); esto ya nos sirve <text:tab/><text:tab/><text:tab/><text:tab/><text:s text:c="3"/>//para recibir y trabajar peticiones</text:span></text:p>
      <text:p text:style-name="P12"><text:span text:style-name="T34">})</text:span></text:p>
      <text:p text:style-name="P12"><text:span text:style-name="T34"><text:s/></text:span></text:p>
      <text:p text:style-name="P12"><text:span text:style-name="T34">app.listen(3000</text:span><text:span text:style-name="T35">)<text:s text:c="4"/>//Puerto de escucha a subir a producción abrá que comfiguran consiguiedo <text:tab/><text:tab/>el puerto del servidor o el 3000 si es local para desarrollo.</text:span></text:p>
      <text:p text:style-name="P12"><text:span text:style-name="T35"/></text:p>
      <text:p text:style-name="P12"><text:span text:style-name="T35">Es el mismo procedimiento para post, put y delete.</text:span></text:p>
      <text:p text:style-name="P12"><text:span text:style-name="T35"/></text:p>
      <text:p text:style-name="P12"><text:span text:style-name="T35">Para poder recibir un parametro como el id de usuario hacemos:<text:s/></text:span><text:span text:style-name="T36">app.put('/usuario/:id', function (req, res) {<text:tab/>});</text:span></text:p>
      <text:p text:style-name="P12"><text:span text:style-name="T37">y los recuperamos dentro del callback con:</text:span><text:span text:style-name="T38"><text:s/>let id = req.params.id;</text:span></text:p>
      <text:p text:style-name="P12"><text:span text:style-name="T38"/></text:p>
      <text:p text:style-name="P12"><text:span text:style-name="T38">Nomalmente mandamos información. </text:span></text:p>
      <text:p text:style-name="P12"><text:span text:style-name="T38">EL post.</text:span><text:span text:style-name="T39"><text:s/>Se manda información, para este caso usamos el body x-www-form-urlencodedy mandamos datos. Para recuperarlos en el servidor, hacemos (un paquete que permite serializar la información en un paquete json para poder trabajarlo, en peticiones post):<text:s text:c="2"/>npm body parser:<text:s/></text:span><text:a xlink:href="https://www.npmjs.com/package/body-parser"><text:span text:style-name="T40">https://www.npmjs.com/package/body-parser</text:span></text:a><text:span text:style-name="T41"/></text:p>
      <text:p text:style-name="P12"><text:span text:style-name="T41"/></text:p>
      <text:p text:style-name="P12"><text:span text:style-name="T41">npm i body-parser --save</text:span></text:p>
      <text:p text:style-name="P12"><text:span text:style-name="T41"/></text:p>
      <text:p text:style-name="P12"><text:span text:style-name="T41">configurando (guia en página)</text:span></text:p>
      <text:p text:style-name="P12"><text:span text:style-name="T41"/></text:p>
      <text:p text:style-name="P12"><text:span text:style-name="T41">var bodyParser = require('body-parser') //requerimos</text:span></text:p>
      <text:p text:style-name="P12"><text:span text:style-name="T42"/></text:p>
      <text:p text:style-name="P12"><text:span text:style-name="T42">// parse application/x-www-form-urlencoded</text:span></text:p>
      <text:p text:style-name="P12"><text:span text:style-name="T42">app.use(bodyParser.urlencoded({ extended: false }));</text:span></text:p>
      <text:p text:style-name="P12"><text:span text:style-name="T42"/></text:p>
      <text:p text:style-name="P12"><text:span text:style-name="T42">// parse application/json</text:span></text:p>
      <text:p text:style-name="P12"><text:span text:style-name="T42">app.use(bodyParser.json());</text:span></text:p>
      <text:p text:style-name="P12"><text:span text:style-name="T42"/></text:p>
      <text:p text:style-name="P12"><text:span text:style-name="T42">req.body // Aquí encontramos el cuerpo de la petición</text:span></text:p>
      <text:p text:style-name="P12"><text:span text:style-name="T42"/></text:p>
      <text:p text:style-name="P13"><text:span text:style-name="T43">Códigos de respuestas HTTP</text:span></text:p>
      <text:p text:style-name="P14"><text:span text:style-name="T44"/></text:p>
      <text:p text:style-name="P14"><text:span text:style-name="T44">Es muy importante que nuestros servicios siempre retornen un código de respuesta dependiendo de lo que suceda. Con estos codigos (pdf, 200 ok, 400 badrequest, ect.) podemos saber que hicimos mal en la petición, al configurar un servidor debemos devolver el codigo en caso necesario. Podemos usar, para express (probablemente funcione de forma general con otros paquetes node):</text:span></text:p>
      <text:p text:style-name="P14"><text:span text:style-name="T44"/></text:p>
      <text:p text:style-name="P14"><text:span text:style-name="T44">app.post('/usuario', function (req, res) {</text:span></text:p>
      <text:p text:style-name="P14"><text:span text:style-name="T44"><text:s text:c="5"/>let body = req.body; //aparece cuando el body parse procese las peticiones, funciona para los 4 tipos de petición</text:span></text:p>
      <text:p text:style-name="P14"><text:span text:style-name="T44"><text:s text:c="4"/></text:span><text:span text:style-name="T45"><text:s/>if(body.nombre==='undefined')</text:span></text:p>
      <text:p text:style-name="P14"><text:span text:style-name="T45"><text:s text:c="4"/>{</text:span></text:p>
      <text:p text:style-name="P14"><text:span text:style-name="T45"><text:s text:c="6"/>res.status(400).json(<text:s text:c="3"/>//El estado de la petición, ver pdf con estados</text:span></text:p>
      <text:p text:style-name="P14"><text:span text:style-name="T45"><text:s text:c="8"/>{<text:s text:c="3"/>//Se puede usar .json() vacio pero es recomendable mandar información adicionalñ</text:span></text:p>
      <text:p text:style-name="P14"><text:span text:style-name="T45"><text:s text:c="10"/>ok:'false',</text:span></text:p>
      <text:p text:style-name="P14"><text:span text:style-name="T45"><text:s text:c="10"/>mensaje:'El nombre el necesio'</text:span></text:p>
      <text:p text:style-name="P14"><text:span text:style-name="T45"><text:s text:c="8"/>});</text:span></text:p>
      <text:p text:style-name="P14"><text:span text:style-name="T45"><text:s text:c="4"/>}</text:span></text:p>
      <text:p text:style-name="P14"><text:span text:style-name="T45"><text:s text:c="4"/>else{</text:span></text:p>
      <text:p text:style-name="P14"><text:span text:style-name="T45"><text:s text:c="6"/>res.json( { persona : body } ); //SI usamos .sen, lo manda como html, con .json lo manda en json</text:span></text:p>
      <text:p text:style-name="P14"><text:span text:style-name="T45"><text:s text:c="5"/>}</text:span><text:span text:style-name="T46"/></text:p>
      <text:p text:style-name="P14"><text:span text:style-name="T46"><text:s text:c="2"/>}); //fin de la función post</text:span></text:p>
      <text:p text:style-name="P14"><text:span text:style-name="T46"/></text:p>
      <text:p text:style-name="P14"><text:span text:style-name="T46">NOTAS</text:span></text:p>
      <text:p text:style-name="P14"><text:span text:style-name="T46"/></text:p>
      <text:p text:style-name="P14"><text:span text:style-name="T46">midleware: funciones que se van a dispara cada qeu pase por su codigo. En expres son app.algo()</text:span></text:p>
      <text:p text:style-name="P14"><text:span text:style-name="T46"/></text:p>
      <text:p text:style-name="P14"><text:span text:style-name="T47"/></text:p>
      <text:p text:style-name="P14"><text:span text:style-name="T47"/></text:p>
      <text:p text:style-name="P14"><text:span text:style-name="T47"/></text:p>
      <text:p text:style-name="P14"><text:span text:style-name="T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